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80000043861F5502A.jpg" manifest:media-type="image/jpeg"/>
  <manifest:file-entry manifest:full-path="Pictures/10000001000007800000043893DA09FB.png" manifest:media-type="image/png"/>
  <manifest:file-entry manifest:full-path="Pictures/100000010000031A000004636D3EC7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Ubuntu Nerd Fon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2ab5e7" officeooo:paragraph-rsid="002ab5e7"/>
    </style:style>
    <style:style style:name="P5" style:family="paragraph" style:parent-style-name="Text_20_body">
      <style:text-properties officeooo:rsid="002ab5e7" officeooo:paragraph-rsid="002ab5e7"/>
    </style:style>
    <style:style style:name="P6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3e9e99" officeooo:paragraph-rsid="003e9e99"/>
    </style:style>
    <style:style style:name="P7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46ef3f" officeooo:paragraph-rsid="0046ef3f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2">
      <style:text-properties officeooo:rsid="0015bb36" officeooo:paragraph-rsid="0015bb36"/>
    </style:style>
    <style:style style:name="P10" style:family="paragraph" style:parent-style-name="Text_20_body" style:list-style-name="L2">
      <style:text-properties officeooo:rsid="0026e7ba" officeooo:paragraph-rsid="0026e7ba"/>
    </style:style>
    <style:style style:name="P11" style:family="paragraph" style:parent-style-name="Text_20_body" style:list-style-name="L3">
      <style:text-properties officeooo:rsid="0015bb36" officeooo:paragraph-rsid="0015bb36"/>
    </style:style>
    <style:style style:name="P12" style:family="paragraph" style:parent-style-name="Text_20_body" style:list-style-name="L3">
      <style:text-properties officeooo:rsid="00161f7e" officeooo:paragraph-rsid="00161f7e"/>
    </style:style>
    <style:style style:name="P13" style:family="paragraph" style:parent-style-name="Text_20_body" style:list-style-name="L3">
      <style:text-properties officeooo:rsid="00168cce" officeooo:paragraph-rsid="00168cce"/>
    </style:style>
    <style:style style:name="P14" style:family="paragraph" style:parent-style-name="Text_20_body" style:list-style-name="L3">
      <style:text-properties officeooo:rsid="001a225d" officeooo:paragraph-rsid="001a225d"/>
    </style:style>
    <style:style style:name="P15" style:family="paragraph" style:parent-style-name="Text_20_body" style:list-style-name="L3">
      <style:text-properties officeooo:rsid="001c79b6" officeooo:paragraph-rsid="001c79b6"/>
    </style:style>
    <style:style style:name="P16" style:family="paragraph" style:parent-style-name="Text_20_body" style:list-style-name="L3">
      <style:text-properties officeooo:rsid="00161f7e" officeooo:paragraph-rsid="003da249"/>
    </style:style>
    <style:style style:name="P17" style:family="paragraph" style:parent-style-name="Text_20_body" style:list-style-name="L4">
      <style:text-properties officeooo:rsid="00272953" officeooo:paragraph-rsid="00272953"/>
    </style:style>
    <style:style style:name="P18" style:family="paragraph" style:parent-style-name="Text_20_body">
      <style:text-properties officeooo:paragraph-rsid="0015bb36"/>
    </style:style>
    <style:style style:name="P19" style:family="paragraph" style:parent-style-name="Heading_20_2">
      <style:text-properties officeooo:paragraph-rsid="0015bb36"/>
    </style:style>
    <style:style style:name="P20" style:family="paragraph" style:parent-style-name="Text_20_body">
      <style:text-properties officeooo:rsid="0043d223" officeooo:paragraph-rsid="0043d223"/>
    </style:style>
    <style:style style:name="P21" style:family="paragraph" style:parent-style-name="Text_20_body" style:list-style-name="L5">
      <style:text-properties officeooo:rsid="00161f7e" officeooo:paragraph-rsid="00161f7e"/>
    </style:style>
    <style:style style:name="P22" style:family="paragraph" style:parent-style-name="Text_20_body" style:list-style-name="L5">
      <style:text-properties officeooo:rsid="001f50c1" officeooo:paragraph-rsid="001f50c1"/>
    </style:style>
    <style:style style:name="P23" style:family="paragraph" style:parent-style-name="Text_20_body" style:list-style-name="L6">
      <style:text-properties officeooo:rsid="001a225d" officeooo:paragraph-rsid="001a225d"/>
    </style:style>
    <style:style style:name="P24" style:family="paragraph" style:parent-style-name="Text_20_body" style:list-style-name="L6">
      <style:text-properties officeooo:rsid="0015bb36" officeooo:paragraph-rsid="0015bb36"/>
    </style:style>
    <style:style style:name="P25" style:family="paragraph" style:parent-style-name="Text_20_body" style:list-style-name="L6">
      <style:text-properties officeooo:rsid="00161f7e" officeooo:paragraph-rsid="00161f7e"/>
    </style:style>
    <style:style style:name="P26" style:family="paragraph" style:parent-style-name="Text_20_body" style:list-style-name="L6">
      <style:text-properties officeooo:rsid="002817cf" officeooo:paragraph-rsid="002817cf"/>
    </style:style>
    <style:style style:name="P27" style:family="paragraph" style:parent-style-name="Text_20_body" style:list-style-name="L6">
      <style:text-properties officeooo:rsid="003329bd" officeooo:paragraph-rsid="003329bd"/>
    </style:style>
    <style:style style:name="P28" style:family="paragraph" style:parent-style-name="Text_20_body" style:list-style-name="L7">
      <style:text-properties officeooo:rsid="0015bb36" officeooo:paragraph-rsid="0015bb36"/>
    </style:style>
    <style:style style:name="P29" style:family="paragraph" style:parent-style-name="Text_20_body" style:list-style-name="L7">
      <style:text-properties officeooo:rsid="00161f7e" officeooo:paragraph-rsid="00161f7e"/>
    </style:style>
    <style:style style:name="P30" style:family="paragraph" style:parent-style-name="Text_20_body" style:list-style-name="L7">
      <style:text-properties officeooo:rsid="001a225d" officeooo:paragraph-rsid="001a225d"/>
    </style:style>
    <style:style style:name="P31" style:family="paragraph" style:parent-style-name="Text_20_body" style:list-style-name="L7">
      <style:text-properties officeooo:rsid="003728a1" officeooo:paragraph-rsid="003728a1"/>
    </style:style>
    <style:style style:name="P32" style:family="paragraph" style:parent-style-name="Text_20_body" style:list-style-name="L7">
      <style:text-properties officeooo:rsid="003da249" officeooo:paragraph-rsid="003da249"/>
    </style:style>
    <style:style style:name="P33" style:family="paragraph" style:parent-style-name="Text_20_body" style:list-style-name="L8">
      <style:text-properties officeooo:rsid="001a225d" officeooo:paragraph-rsid="001a225d"/>
    </style:style>
    <style:style style:name="P34" style:family="paragraph" style:parent-style-name="Text_20_body" style:list-style-name="L8">
      <style:text-properties officeooo:rsid="001f50c1" officeooo:paragraph-rsid="001f50c1"/>
    </style:style>
    <style:style style:name="P35" style:family="paragraph" style:parent-style-name="Text_20_body" style:list-style-name="L9">
      <style:text-properties officeooo:rsid="00161f7e" officeooo:paragraph-rsid="00161f7e"/>
    </style:style>
    <style:style style:name="P36" style:family="paragraph" style:parent-style-name="Text_20_body" style:list-style-name="L9">
      <style:text-properties officeooo:rsid="001a225d" officeooo:paragraph-rsid="001a225d"/>
    </style:style>
    <style:style style:name="P37" style:family="paragraph" style:parent-style-name="Text_20_body" style:list-style-name="L10">
      <style:text-properties officeooo:rsid="00161f7e" officeooo:paragraph-rsid="00161f7e"/>
    </style:style>
    <style:style style:name="P38" style:family="paragraph" style:parent-style-name="Text_20_body" style:list-style-name="L10">
      <style:text-properties officeooo:rsid="001a225d" officeooo:paragraph-rsid="001a225d"/>
    </style:style>
    <style:style style:name="P39" style:family="paragraph" style:parent-style-name="Text_20_body">
      <style:text-properties officeooo:rsid="00161f7e" officeooo:paragraph-rsid="00161f7e"/>
    </style:style>
    <style:style style:name="P40" style:family="paragraph" style:parent-style-name="Text_20_body" style:list-style-name="L11">
      <style:text-properties officeooo:rsid="00161f7e" officeooo:paragraph-rsid="00161f7e"/>
    </style:style>
    <style:style style:name="P41" style:family="paragraph" style:parent-style-name="Text_20_body" style:list-style-name="L11">
      <style:text-properties officeooo:rsid="002c17d1" officeooo:paragraph-rsid="002c17d1"/>
    </style:style>
    <style:style style:name="P42" style:family="paragraph" style:parent-style-name="Text_20_body" style:list-style-name="L11">
      <style:text-properties officeooo:rsid="001d6522" officeooo:paragraph-rsid="001d6522"/>
    </style:style>
    <style:style style:name="P43" style:family="paragraph" style:parent-style-name="Text_20_body" style:list-style-name="L11">
      <style:text-properties officeooo:rsid="001c79b6" officeooo:paragraph-rsid="001c79b6"/>
    </style:style>
    <style:style style:name="P44" style:family="paragraph" style:parent-style-name="Text_20_body" style:list-style-name="L12">
      <style:text-properties officeooo:rsid="00161f7e" officeooo:paragraph-rsid="00161f7e"/>
    </style:style>
    <style:style style:name="P45" style:family="paragraph" style:parent-style-name="Text_20_body" style:list-style-name="L12">
      <style:text-properties officeooo:rsid="001c79b6" officeooo:paragraph-rsid="001c79b6"/>
    </style:style>
    <style:style style:name="P46" style:family="paragraph" style:parent-style-name="Text_20_body" style:list-style-name="L12">
      <style:text-properties officeooo:rsid="001d6522" officeooo:paragraph-rsid="001d6522"/>
    </style:style>
    <style:style style:name="P47" style:family="paragraph" style:parent-style-name="Text_20_body" style:list-style-name="L12">
      <style:text-properties officeooo:rsid="00272953" officeooo:paragraph-rsid="00272953"/>
    </style:style>
    <style:style style:name="P48" style:family="paragraph" style:parent-style-name="Text_20_body" style:list-style-name="L13">
      <style:text-properties officeooo:rsid="00161f7e" officeooo:paragraph-rsid="00161f7e"/>
    </style:style>
    <style:style style:name="P49" style:family="paragraph" style:parent-style-name="Text_20_body" style:list-style-name="L13">
      <style:text-properties officeooo:rsid="001a225d" officeooo:paragraph-rsid="001a225d"/>
    </style:style>
    <style:style style:name="P50" style:family="paragraph" style:parent-style-name="Text_20_body" style:list-style-name="L13">
      <style:text-properties officeooo:rsid="003abada" officeooo:paragraph-rsid="003abada"/>
    </style:style>
    <style:style style:name="P51" style:family="paragraph" style:parent-style-name="Text_20_body" style:list-style-name="L14">
      <style:text-properties officeooo:rsid="00161f7e" officeooo:paragraph-rsid="00161f7e"/>
    </style:style>
    <style:style style:name="P52" style:family="paragraph" style:parent-style-name="Text_20_body" style:list-style-name="L14">
      <style:text-properties officeooo:rsid="001a225d" officeooo:paragraph-rsid="001a225d"/>
    </style:style>
    <style:style style:name="P53" style:family="paragraph" style:parent-style-name="Text_20_body" style:list-style-name="L14">
      <style:text-properties officeooo:rsid="001f50c1" officeooo:paragraph-rsid="001f50c1"/>
    </style:style>
    <style:style style:name="P54" style:family="paragraph" style:parent-style-name="Text_20_body" style:list-style-name="L15">
      <style:text-properties officeooo:rsid="00161f7e" officeooo:paragraph-rsid="00161f7e"/>
    </style:style>
    <style:style style:name="P55" style:family="paragraph" style:parent-style-name="Text_20_body" style:list-style-name="L15">
      <style:text-properties officeooo:rsid="001a225d" officeooo:paragraph-rsid="001a225d"/>
    </style:style>
    <style:style style:name="P56" style:family="paragraph" style:parent-style-name="Text_20_body" style:list-style-name="L15">
      <style:text-properties officeooo:rsid="001acaa2" officeooo:paragraph-rsid="001acaa2"/>
    </style:style>
    <style:style style:name="P57" style:family="paragraph" style:parent-style-name="Text_20_body" style:list-style-name="L16">
      <style:text-properties officeooo:rsid="00168cce" officeooo:paragraph-rsid="00168cce"/>
    </style:style>
    <style:style style:name="P58" style:family="paragraph" style:parent-style-name="Text_20_body" style:list-style-name="L16">
      <style:text-properties officeooo:rsid="001d6522" officeooo:paragraph-rsid="001d6522"/>
    </style:style>
    <style:style style:name="P59" style:family="paragraph" style:parent-style-name="Text_20_body" style:list-style-name="L16">
      <style:text-properties officeooo:rsid="002568bc" officeooo:paragraph-rsid="002568bc"/>
    </style:style>
    <style:style style:name="P60" style:family="paragraph" style:parent-style-name="Text_20_body" style:list-style-name="L17">
      <style:text-properties officeooo:rsid="00168cce" officeooo:paragraph-rsid="00168cce"/>
    </style:style>
    <style:style style:name="P61" style:family="paragraph" style:parent-style-name="Text_20_body" style:list-style-name="L17">
      <style:text-properties officeooo:rsid="001d6522" officeooo:paragraph-rsid="001d6522"/>
    </style:style>
    <style:style style:name="P62" style:family="paragraph" style:parent-style-name="Text_20_body" style:list-style-name="L17">
      <style:text-properties officeooo:rsid="001c79b6" officeooo:paragraph-rsid="001c79b6"/>
    </style:style>
    <style:style style:name="P63" style:family="paragraph" style:parent-style-name="Text_20_body" style:list-style-name="L17">
      <style:text-properties officeooo:rsid="00317623" officeooo:paragraph-rsid="00317623"/>
    </style:style>
    <style:style style:name="P64" style:family="paragraph" style:parent-style-name="Text_20_body" style:list-style-name="L17">
      <style:text-properties officeooo:rsid="00212375" officeooo:paragraph-rsid="00212375"/>
    </style:style>
    <style:style style:name="P65" style:family="paragraph" style:parent-style-name="Text_20_body" style:list-style-name="L17">
      <style:text-properties officeooo:rsid="002faa71" officeooo:paragraph-rsid="002faa71"/>
    </style:style>
    <style:style style:name="P66" style:family="paragraph" style:parent-style-name="Text_20_body" style:list-style-name="L18">
      <style:text-properties officeooo:rsid="00168cce" officeooo:paragraph-rsid="0018497c"/>
    </style:style>
    <style:style style:name="P67" style:family="paragraph" style:parent-style-name="Text_20_body" style:list-style-name="L18">
      <style:text-properties officeooo:rsid="0018497c" officeooo:paragraph-rsid="0018497c"/>
    </style:style>
    <style:style style:name="P68" style:family="paragraph" style:parent-style-name="Text_20_body" style:list-style-name="L18">
      <style:text-properties officeooo:rsid="00235044" officeooo:paragraph-rsid="00235044"/>
    </style:style>
    <style:style style:name="P69" style:family="paragraph" style:parent-style-name="Text_20_body" style:list-style-name="L18">
      <style:text-properties officeooo:rsid="001a225d" officeooo:paragraph-rsid="001a225d"/>
    </style:style>
    <style:style style:name="P70" style:family="paragraph" style:parent-style-name="Text_20_body" style:list-style-name="L18">
      <style:text-properties officeooo:rsid="001c79b6" officeooo:paragraph-rsid="001c79b6"/>
    </style:style>
    <style:style style:name="P71" style:family="paragraph" style:parent-style-name="Text_20_body" style:list-style-name="L18">
      <style:text-properties officeooo:rsid="00212375" officeooo:paragraph-rsid="00212375"/>
    </style:style>
    <style:style style:name="P72" style:family="paragraph" style:parent-style-name="Heading_20_1" style:master-page-name="">
      <style:paragraph-properties style:page-number="auto" fo:break-before="auto" fo:break-after="auto"/>
    </style:style>
    <style:style style:name="P73" style:family="paragraph" style:parent-style-name="Text_20_body">
      <style:text-properties fo:font-style="italic" officeooo:rsid="003da249" officeooo:paragraph-rsid="003da249" style:font-style-asian="italic" style:font-style-complex="italic"/>
    </style:style>
    <style:style style:name="P74" style:family="paragraph" style:parent-style-name="Text_20_body" style:list-style-name="L19">
      <style:text-properties officeooo:rsid="00161f7e" officeooo:paragraph-rsid="00161f7e"/>
    </style:style>
    <style:style style:name="P75" style:family="paragraph" style:parent-style-name="Text_20_body" style:list-style-name="L19">
      <style:text-properties officeooo:rsid="0035fa66" officeooo:paragraph-rsid="0035fa66"/>
    </style:style>
    <style:style style:name="P76" style:family="paragraph" style:parent-style-name="Text_20_body" style:list-style-name="L20">
      <style:text-properties officeooo:rsid="00161f7e" officeooo:paragraph-rsid="00161f7e"/>
    </style:style>
    <style:style style:name="P77" style:family="paragraph" style:parent-style-name="Text_20_body" style:list-style-name="L20">
      <style:text-properties officeooo:rsid="00161f7e" officeooo:paragraph-rsid="001bb7c5"/>
    </style:style>
    <style:style style:name="T1" style:family="text">
      <style:text-properties officeooo:rsid="003da249"/>
    </style:style>
    <style:style style:name="T2" style:family="text">
      <style:text-properties officeooo:rsid="003e9e99"/>
    </style:style>
    <style:style style:name="T3" style:family="text">
      <style:text-properties officeooo:rsid="001a225d"/>
    </style:style>
    <style:style style:name="T4" style:family="text">
      <style:text-properties officeooo:rsid="00320c29"/>
    </style:style>
    <style:style style:name="T5" style:family="text">
      <style:text-properties officeooo:rsid="002ad0d1"/>
    </style:style>
    <style:style style:name="T6" style:family="text">
      <style:text-properties officeooo:rsid="0026e7ba"/>
    </style:style>
    <style:style style:name="T7" style:family="text">
      <style:text-properties officeooo:rsid="00344231"/>
    </style:style>
    <style:style style:name="T8" style:family="text">
      <style:text-properties officeooo:rsid="00364f4a"/>
    </style:style>
    <style:style style:name="T9" style:family="text">
      <style:text-properties officeooo:rsid="0038c653"/>
    </style:style>
    <style:style style:name="T10" style:family="text">
      <style:text-properties officeooo:rsid="001c79b6"/>
    </style:style>
    <style:style style:name="T11" style:family="text">
      <style:text-properties officeooo:rsid="001f50c1"/>
    </style:style>
    <style:style style:name="T12" style:family="text">
      <style:text-properties officeooo:rsid="002dd1c6"/>
    </style:style>
    <style:style style:name="T13" style:family="text">
      <style:text-properties officeooo:rsid="002db4a9"/>
    </style:style>
    <style:style style:name="T14" style:family="text">
      <style:text-properties officeooo:rsid="003c2821"/>
    </style:style>
    <style:style style:name="T15" style:family="text">
      <style:text-properties officeooo:rsid="00313fda"/>
    </style:style>
    <style:style style:name="T16" style:family="text">
      <style:text-properties officeooo:rsid="001bb7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s</text:span> <text:span text:style-name="T1">Short </text:span>Summery</text:p>
      <text:p text:style-name="P2"><text:span text:style-name="T1">CIT 211 (DSA) </text:span><text:span text:style-name="T2">~ 2024 ~ r1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Question Sets considered</text:h>
      <text:list text:style-name="L1">
        <text:list-item>
          <text:p text:style-name="P3">Session 20-21</text:p>
        </text:list-item>
        <text:list-item>
          <text:p text:style-name="P3">Session 19-20</text:p>
        </text:list-item>
        <text:list-item>
          <text:p text:style-name="P4">Session 18-19</text:p>
        </text:list-item>
      </text:list>
      <text:p text:style-name="P5"/>
      <text:p text:style-name="P6">By no means, this is any sorts of suggestions. Just a quick overview! <text:line-break/>Nothing more, nothing less :)</text:p>
      <text:p text:style-name="P7">And yah, can be inaccurate! Feel free to criticize.</text:p>
      <text:h text:style-name="P8" text:outline-level="1">Chapter 1-2 (Basic)</text:h>
      <text:p text:style-name="Text_20_body"/>
      <text:h text:style-name="Heading_20_2" text:outline-level="2"><text:bookmark-start text:name="__RefHeading___Toc4_4070102182"/>Definition<text:bookmark-end text:name="__RefHeading___Toc4_4070102182"/></text:h>
      <text:list text:style-name="L2">
        <text:list-item>
          <text:p text:style-name="P9">Data </text:p>
        </text:list-item>
        <text:list-item>
          <text:p text:style-name="P9">Entity </text:p>
        </text:list-item>
        <text:list-item>
          <text:p text:style-name="P9">Attribute</text:p>
        </text:list-item>
        <text:list-item>
          <text:p text:style-name="P9">Records</text:p>
        </text:list-item>
        <text:list-item>
          <text:p text:style-name="P9">Data Structure <text:span text:style-name="T3">*</text:span></text:p>
        </text:list-item>
        <text:list-item>
          <text:p text:style-name="P10">Pseudo-code</text:p>
        </text:list-item>
      </text:list>
      <text:h text:style-name="Heading_20_2" text:outline-level="2">Explanation</text:h>
      <text:list text:style-name="L3">
        <text:list-item>
          <text:p text:style-name="P11">Algorithm complexity (time-space trade-off)</text:p>
        </text:list-item>
        <text:list-item>
          <text:p text:style-name="P12">Linear vs non-linear (with examples) <text:span text:style-name="T3">*</text:span><text:span text:style-name="T4">*</text:span></text:p>
        </text:list-item>
        <text:list-item>
          <text:p text:style-name="P13">Big Oh, Omega, Theta asymptotic notation</text:p>
        </text:list-item>
        <text:list-item>
          <text:p text:style-name="P14">Operations on data structure <text:span text:style-name="T5">*</text:span></text:p>
        </text:list-item>
        <text:list-item>
          <text:p text:style-name="P15">“Algorithm and procedure” – briefly explain <text:span text:style-name="T6">*</text:span></text:p>
        </text:list-item>
        <text:list-item>
          <text:p text:style-name="P16">Complexity of,</text:p>
          <text:list>
            <text:list-item>
              <text:p text:style-name="P16">quick sort</text:p>
            </text:list-item>
            <text:list-item>
              <text:p text:style-name="P16">insertion sort</text:p>
            </text:list-item>
            <text:list-item>
              <text:p text:style-name="P16">radix sort</text:p>
            </text:list-item>
            <text:list-item>
              <text:p text:style-name="P16">mergin sort</text:p>
            </text:list-item>
          </text:list>
        </text:list-item>
      </text:list>
      <text:h text:style-name="Heading_20_2" text:outline-level="2">Simulation</text:h>
      <text:list text:style-name="L4">
        <text:list-item>
          <text:p text:style-name="P17">Calculate complexity</text:p>
        </text:list-item>
      </text:list>
      <text:h text:style-name="P8" text:outline-level="1"><text:bookmark-start text:name="__RefHeading___Toc2_4070102182"/>Chapter 3 (String)<text:bookmark-end text:name="__RefHeading___Toc2_4070102182"/></text:h>
      <text:p text:style-name="P18"/>
      <text:h text:style-name="P19" text:outline-level="2">Definition</text:h>
      <text:p text:style-name="P18"/>
      <text:h text:style-name="P19" text:outline-level="2">Explanation</text:h>
      <text:p text:style-name="P18"/>
      <text:h text:style-name="P19" text:outline-level="2">Simulation</text:h>
      <text:p text:style-name="P20"/>
      <text:h text:style-name="P8" text:outline-level="1">Chapter 4 (Array)</text:h>
      <text:p text:style-name="P18"/>
      <text:h text:style-name="P19" text:outline-level="2">Definition</text:h>
      <text:list text:style-name="L5">
        <text:list-item>
          <text:p text:style-name="P21">List/ Array</text:p>
        </text:list-item>
        <text:list-item>
          <text:p text:style-name="P22">Linear Array</text:p>
        </text:list-item>
      </text:list>
      <text:h text:style-name="P19" text:outline-level="2">Explanation</text:h>
      <text:list text:style-name="L6">
        <text:list-item>
          <text:p text:style-name="P23">Linear array representation in memory </text:p>
        </text:list-item>
        <text:list-item>
          <text:p text:style-name="P24">Multi-dimentioan array representation in memory</text:p>
        </text:list-item>
        <text:list-item>
          <text:p text:style-name="P25">Array (disadvantages)</text:p>
        </text:list-item>
        <text:list-item>
          <text:p text:style-name="P26">Array multiplication (with dimension control)</text:p>
        </text:list-item>
        <text:list-item>
          <text:p text:style-name="P27">lenghth and dimension of matrix </text:p>
        </text:list-item>
        <text:list-item>
          <text:p text:style-name="P27"><text:span text:style-name="T7">A</text:span>ddress calculate (18-19 → … )</text:p>
        </text:list-item>
      </text:list>
      <text:h text:style-name="P19" text:outline-level="2">Simulation</text:h>
      <text:list text:style-name="L7">
        <text:list-item>
          <text:p text:style-name="P28">Basic loop operation (2022-1(b))</text:p>
        </text:list-item>
        <text:list-item>
          <text:p text:style-name="P29">Array basic operations</text:p>
        </text:list-item>
        <text:list-item>
          <text:p text:style-name="P30">Insertion</text:p>
        </text:list-item>
        <text:list-item>
          <text:p text:style-name="P31">finding/ counting</text:p>
        </text:list-item>
        <text:list-item>
          <text:p text:style-name="P32">binary search </text:p>
        </text:list-item>
      </text:list>
      <text:h text:style-name="P8" text:outline-level="1">Chapter 5 (Linked List)</text:h>
      <text:p text:style-name="P18"/>
      <text:h text:style-name="P19" text:outline-level="2">Definition</text:h>
      <text:list text:style-name="L8">
        <text:list-item>
          <text:p text:style-name="P33">Garbage collection</text:p>
        </text:list-item>
        <text:list-item>
          <text:p text:style-name="P34">header linked list</text:p>
        </text:list-item>
      </text:list>
      <text:h text:style-name="P19" text:outline-level="2">Explanation</text:h>
      <text:list text:style-name="L9">
        <text:list-item>
          <text:p text:style-name="P35">Recovering disadvantages of array with linked list <text:span text:style-name="T8">*</text:span></text:p>
        </text:list-item>
        <text:list-item>
          <text:p text:style-name="P36">Figure drawing</text:p>
        </text:list-item>
        <text:list-item>
          <text:p text:style-name="P35">Linked list representation in memory <text:span text:style-name="T3">(with free storage) *</text:span></text:p>
        </text:list-item>
        <text:list-item>
          <text:p text:style-name="P35">overflow vs underflow</text:p>
        </text:list-item>
        <text:list-item>
          <text:p text:style-name="P35">2 way list (diagram) <text:span text:style-name="T3">*</text:span></text:p>
        </text:list-item>
        <text:list-item>
          <text:p text:style-name="P36">grounded header vs circular </text:p>
        </text:list-item>
      </text:list>
      <text:h text:style-name="P19" text:outline-level="2">Simulation</text:h>
      <text:list text:style-name="L10">
        <text:list-item>
          <text:p text:style-name="P37">Insertion (with diagram)</text:p>
        </text:list-item>
        <text:list-item>
          <text:p text:style-name="P38">Deletion <text:span text:style-name="T9">*</text:span></text:p>
        </text:list-item>
      </text:list>
      <text:p text:style-name="P39"/>
      <text:h text:style-name="P8" text:outline-level="1">Chapter 6 (Stack-<text:span text:style-name="T10">Queue</text:span>)</text:h>
      <text:p text:style-name="P18"/>
      <text:h text:style-name="P19" text:outline-level="2">Definition</text:h>
      <text:p text:style-name="Text_20_body"/>
      <text:h text:style-name="P19" text:outline-level="2">Explanation</text:h>
      <text:list text:style-name="L11">
        <text:list-item>
          <text:p text:style-name="P40">Recursive solution to Towers of Hanoi (with complexity)</text:p>
        </text:list-item>
        <text:list-item>
          <text:p text:style-name="P40">Recursion vs iteration</text:p>
        </text:list-item>
        <text:list-item>
          <text:p text:style-name="P41">Divide and conquer procedure</text:p>
        </text:list-item>
        <text:list-item>
          <text:p text:style-name="P42">Recursion </text:p>
          <text:list>
            <text:list-item>
              <text:p text:style-name="P42">Advantages</text:p>
            </text:list-item>
            <text:list-item>
              <text:p text:style-name="P42">Disadvantages</text:p>
            </text:list-item>
            <text:list-item>
              <text:p text:style-name="P42">characteristics (19-20 → 6(a))</text:p>
            </text:list-item>
          </text:list>
        </text:list-item>
        <text:list-item>
          <text:p text:style-name="P43">stack vs queue (application)</text:p>
        </text:list-item>
        <text:list-item>
          <text:p text:style-name="P43">Complexity of quick sort</text:p>
        </text:list-item>
      </text:list>
      <text:h text:style-name="P19" text:outline-level="2">Simulation</text:h>
      <text:list text:style-name="L12">
        <text:list-item>
          <text:p text:style-name="P44">Insertion</text:p>
        </text:list-item>
        <text:list-item>
          <text:p text:style-name="P44">Infix to postfix/ <text:span text:style-name="T11">postfix</text:span><text:span text:style-name="T10">(inspection by hand)</text:span> <text:span text:style-name="T10">*</text:span><text:span text:style-name="T11">*</text:span><text:span text:style-name="T10"> </text:span></text:p>
        </text:list-item>
        <text:list-item>
          <text:p text:style-name="P44">Evaluate postfix</text:p>
        </text:list-item>
        <text:list-item>
          <text:p text:style-name="P44">Queue operation (memory based) <text:span text:style-name="T12">*</text:span></text:p>
        </text:list-item>
        <text:list-item>
          <text:p text:style-name="P44">Fibonacci sequence</text:p>
        </text:list-item>
        <text:list-item>
          <text:p text:style-name="P45">Quicksort (to find final position) <text:span text:style-name="T13">*</text:span></text:p>
        </text:list-item>
        <text:list-item>
          <text:p text:style-name="P46">Recursive solution simulation (19-20 → last)</text:p>
        </text:list-item>
        <text:list-item>
          <text:p text:style-name="P47">Merge 2 sorted array</text:p>
        </text:list-item>
      </text:list>
      <text:h text:style-name="P8" text:outline-level="1">Chapter 7 (Trees)</text:h>
      <text:p text:style-name="P18"/>
      <text:h text:style-name="P19" text:outline-level="2">Definition</text:h>
      <text:list text:style-name="L13">
        <text:list-item>
          <text:p text:style-name="P48">Binary Tree <text:span text:style-name="T3">*</text:span></text:p>
        </text:list-item>
        <text:list-item>
          <text:p text:style-name="P48">Complete binary tree</text:p>
        </text:list-item>
        <text:list-item>
          <text:p text:style-name="P48">Extended binary tree</text:p>
        </text:list-item>
        <text:list-item>
          <text:p text:style-name="P48">depth of a tree <text:span text:style-name="T14">*</text:span></text:p>
        </text:list-item>
        <text:list-item>
          <text:p text:style-name="P49">General tree</text:p>
        </text:list-item>
        <text:list-item>
          <text:p text:style-name="P50">ancestor of a node</text:p>
        </text:list-item>
        <text:list-item>
          <text:p text:style-name="P50">descendant of a node</text:p>
        </text:list-item>
      </text:list>
      <text:h text:style-name="P19" text:outline-level="2">Explanation</text:h>
      <text:list text:style-name="L14">
        <text:list-item>
          <text:p text:style-name="P51">Linked representation of the binary tree in memory</text:p>
        </text:list-item>
        <text:list-item>
          <text:p text:style-name="P52">Sequential representation in memory </text:p>
        </text:list-item>
        <text:list-item>
          <text:p text:style-name="P53">binary search tree – properties </text:p>
        </text:list-item>
      </text:list>
      <text:h text:style-name="P19" text:outline-level="2">Simulation</text:h>
      <text:list text:style-name="L15">
        <text:list-item>
          <text:p text:style-name="P54">Traversal (preorder)</text:p>
        </text:list-item>
        <text:list-item>
          <text:p text:style-name="P55">Traversal (inorder)</text:p>
        </text:list-item>
        <text:list-item>
          <text:p text:style-name="P54">Heap insertion</text:p>
        </text:list-item>
        <text:list-item>
          <text:p text:style-name="P55">insertion procedure of binary search tree </text:p>
        </text:list-item>
        <text:list-item>
          <text:p text:style-name="P56">building binary search tree</text:p>
        </text:list-item>
      </text:list>
      <text:h text:style-name="P8" text:outline-level="1">Chapter 8 (Graph)</text:h>
      <text:p text:style-name="P18"/>
      <text:h text:style-name="P19" text:outline-level="2">Definition</text:h>
      <text:list text:style-name="L16">
        <text:list-item>
          <text:p text:style-name="P57">Finite graph</text:p>
        </text:list-item>
        <text:list-item>
          <text:p text:style-name="P57">tree graph</text:p>
        </text:list-item>
        <text:list-item>
          <text:p text:style-name="P57">strongly connected graph (with figure)</text:p>
        </text:list-item>
        <text:list-item>
          <text:p text:style-name="P58">multi graph</text:p>
        </text:list-item>
        <text:list-item>
          <text:p text:style-name="P58">complete graph</text:p>
        </text:list-item>
        <text:list-item>
          <text:p text:style-name="P59">Topological sort </text:p>
        </text:list-item>
      </text:list>
      <text:h text:style-name="P19" text:outline-level="2">Explanation</text:h>
      <text:list text:style-name="L17">
        <text:list-item>
          <text:p text:style-name="P60">Weighted graph draw</text:p>
        </text:list-item>
        <text:list-item>
          <text:p text:style-name="P61">warshall</text:p>
        </text:list-item>
        <text:list-item>
          <text:p text:style-name="P62">Linked representation → draw</text:p>
        </text:list-item>
        <text:list-item>
          <text:p text:style-name="P60">Weighted graph → Linked representation</text:p>
        </text:list-item>
        <text:list-item>
          <text:p text:style-name="P62">2 different data structure for representing graph</text:p>
        </text:list-item>
        <text:list-item>
          <text:p text:style-name="P62">Show “The sum of the degree of all the vertices in a graph is always even”</text:p>
        </text:list-item>
        <text:list-item>
          <text:p text:style-name="P63">graph → adjacency matrix</text:p>
        </text:list-item>
        <text:list-item>
          <text:p text:style-name="P64">adjacency matrix → path matrix</text:p>
        </text:list-item>
        <text:list-item>
          <text:p text:style-name="P65">BFS vs DFS</text:p>
        </text:list-item>
        <text:list-item>
          <text:p text:style-name="P63">Indegree, outdegree, sources, sinks</text:p>
        </text:list-item>
      </text:list>
      <text:h text:style-name="P19" text:outline-level="2">Simulation</text:h>
      <text:list text:style-name="L18">
        <text:list-item>
          <text:p text:style-name="P66">Topological sorting</text:p>
        </text:list-item>
        <text:list-item>
          <text:p text:style-name="P67">BFS <text:span text:style-name="T15">*</text:span></text:p>
        </text:list-item>
        <text:list-item>
          <text:p text:style-name="P68">DFS</text:p>
        </text:list-item>
        <text:list-item>
          <text:p text:style-name="P69">Bubble sort</text:p>
        </text:list-item>
        <text:list-item>
          <text:p text:style-name="P70">Grpah → adjacency matrix</text:p>
        </text:list-item>
        <text:list-item>
          <text:p text:style-name="P71">modified warshall (shortest path)</text:p>
        </text:list-item>
      </text:list>
      <text:h text:style-name="P72" text:outline-level="1"><text:soft-page-break/>Extras ::.</text:h>
      <text:p text:style-name="P73">Somewhat available on chapter 9</text:p>
      <text:p text:style-name="Text_20_body"/>
      <text:h text:style-name="P19" text:outline-level="2">Definition</text:h>
      <text:p text:style-name="P18"/>
      <text:h text:style-name="P19" text:outline-level="2">Explanation</text:h>
      <text:list text:style-name="L19">
        <text:list-item>
          <text:p text:style-name="P74">Binary search (def, limits)</text:p>
        </text:list-item>
        <text:list-item>
          <text:p text:style-name="P75">Modify binary search for searching and insertion</text:p>
        </text:list-item>
      </text:list>
      <text:h text:style-name="P19" text:outline-level="2">Simulation</text:h>
      <text:list text:style-name="L20">
        <text:list-item>
          <text:p text:style-name="P76">Bubble sort</text:p>
        </text:list-item>
        <text:list-item>
          <text:p text:style-name="P76">Selection <text:span text:style-name="T16">*</text:span></text:p>
        </text:list-item>
        <text:list-item>
          <text:p text:style-name="P77">Radix sor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adornments="Regular" style:font-pitch="variable"/>
  </office:font-face-decls>
  <office:styles>
    <draw:fill-image draw:name="A4" xlink:href="Pictures/100000010000031A000004636D3EC75C.png" xlink:type="simple" xlink:show="embed" xlink:actuate="onLoad"/>
    <draw:fill-image draw:name="HD" xlink:href="Pictures/10000001000007800000043893DA09FB.png" xlink:type="simple" xlink:show="embed" xlink:actuate="onLoad"/>
    <draw:fill-image draw:name="profile" xlink:href="Pictures/10000000000004380000043861F5502A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Ubuntu Nerd Font1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.0201in" fo:border-left="none" fo:border-right="none" fo:border-top="0.06pt solid #000000" fo:border-bottom="0.06pt solid #00000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1%" style:repeat="stretch" style:footnote-max-height="0in" loext:margin-gutter="0in">
        <style:background-image xlink:href="Pictures/10000000000004380000043861F5502A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1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8:07:44.018464679</meta:creation-date>
    <dc:date>2024-10-15T22:38:47.053022072</dc:date>
    <meta:editing-duration>PT3H36M43S</meta:editing-duration>
    <meta:editing-cycles>39</meta:editing-cycles>
    <meta:generator>LibreOffice/24.8.1.2$Linux_X86_64 LibreOffice_project/480$Build-2</meta:generator>
    <meta:print-date>2024-10-15T22:39:16.857586510</meta:print-date>
    <meta:printed-by>PDF files</meta:printed-by>
    <meta:document-statistic meta:table-count="0" meta:image-count="0" meta:object-count="0" meta:page-count="9" meta:paragraph-count="140" meta:word-count="551" meta:character-count="3239" meta:non-whitespace-character-count="2915"/>
  </office:meta>
</office:document-meta>
</file>